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35cm" svg:stroke-color="#b4b4b4" draw:stroke-linejoin="miter" svg:stroke-linecap="butt" draw:fill="none" fo:padding-top="0.017cm" fo:padding-bottom="0.017cm" fo:padding-left="0.017cm" fo:padding-right="0.017cm"/>
    </style:style>
    <style:style style:name="gr2" style:family="graphic" style:parent-style-name="standard">
      <style:graphic-properties draw:stroke="solid" svg:stroke-width="0.034cm" svg:stroke-color="#b4b4b4" draw:stroke-linejoin="miter" svg:stroke-linecap="butt" draw:fill="none" fo:padding-top="0.017cm" fo:padding-bottom="0.017cm" fo:padding-left="0.017cm" fo:padding-right="0.017cm"/>
    </style:style>
    <style:style style:name="P1" style:family="paragraph">
      <loext:graphic-properties draw:fill="none"/>
    </style:style>
  </office:automatic-styles>
  <office:body>
    <office:drawing>
      <draw:page draw:name="page1" draw:style-name="dp1" draw:master-page-name="master-page3">
        <draw:path draw:style-name="gr1" draw:text-style-name="P1" draw:layer="layout" svg:width="26.538cm" svg:height="0cm" svg:x="0.7cm" svg:y="20.872cm" svg:viewBox="0 0 26539 0" svg:d="M0 0c26539 0 26539 0 26539 0">
          <text:p/>
        </draw:path>
        <draw:path draw:style-name="gr1" draw:text-style-name="P1" draw:layer="layout" svg:width="26.538cm" svg:height="0cm" svg:x="0.7cm" svg:y="18.772cm" svg:viewBox="0 0 26539 0" svg:d="M0 0c26539 0 26539 0 26539 0">
          <text:p/>
        </draw:path>
        <draw:path draw:style-name="gr1" draw:text-style-name="P1" draw:layer="layout" svg:width="26.538cm" svg:height="0cm" svg:x="0.7cm" svg:y="16.672cm" svg:viewBox="0 0 26539 0" svg:d="M0 0c26539 0 26539 0 26539 0">
          <text:p/>
        </draw:path>
        <draw:path draw:style-name="gr1" draw:text-style-name="P1" draw:layer="layout" svg:width="26.538cm" svg:height="0cm" svg:x="0.7cm" svg:y="14.572cm" svg:viewBox="0 0 26539 0" svg:d="M0 0c26539 0 26539 0 26539 0">
          <text:p/>
        </draw:path>
        <draw:path draw:style-name="gr1" draw:text-style-name="P1" draw:layer="layout" svg:width="26.538cm" svg:height="0cm" svg:x="0.7cm" svg:y="13.172cm" svg:viewBox="0 0 26539 0" svg:d="M0 0c26539 0 26539 0 26539 0">
          <text:p/>
        </draw:path>
        <draw:path draw:style-name="gr1" draw:text-style-name="P1" draw:layer="layout" svg:width="26.538cm" svg:height="0cm" svg:x="0.7cm" svg:y="12.472cm" svg:viewBox="0 0 26539 0" svg:d="M0 0c26539 0 26539 0 26539 0">
          <text:p/>
        </draw:path>
        <draw:path draw:style-name="gr1" draw:text-style-name="P1" draw:layer="layout" svg:width="26.538cm" svg:height="0cm" svg:x="0.7cm" svg:y="11.772cm" svg:viewBox="0 0 26539 0" svg:d="M0 0c26539 0 26539 0 26539 0">
          <text:p/>
        </draw:path>
        <draw:path draw:style-name="gr1" draw:text-style-name="P1" draw:layer="layout" svg:width="26.538cm" svg:height="0cm" svg:x="0.7cm" svg:y="11.072cm" svg:viewBox="0 0 26539 0" svg:d="M0 0c26539 0 26539 0 26539 0">
          <text:p/>
        </draw:path>
        <draw:path draw:style-name="gr1" draw:text-style-name="P1" draw:layer="layout" svg:width="26.538cm" svg:height="0cm" svg:x="0.7cm" svg:y="10.372cm" svg:viewBox="0 0 26539 0" svg:d="M0 0c26539 0 26539 0 26539 0">
          <text:p/>
        </draw:path>
        <draw:path draw:style-name="gr1" draw:text-style-name="P1" draw:layer="layout" svg:width="26.538cm" svg:height="0cm" svg:x="0.7cm" svg:y="10.372cm" svg:viewBox="0 0 26539 0" svg:d="M0 0c26539 0 26539 0 26539 0">
          <text:p/>
        </draw:path>
        <draw:path draw:style-name="gr1" draw:text-style-name="P1" draw:layer="layout" svg:width="26.538cm" svg:height="0cm" svg:x="0.7cm" svg:y="9.672cm" svg:viewBox="0 0 26539 0" svg:d="M0 0c26539 0 26539 0 26539 0">
          <text:p/>
        </draw:path>
        <draw:path draw:style-name="gr1" draw:text-style-name="P1" draw:layer="layout" svg:width="26.538cm" svg:height="0cm" svg:x="0.7cm" svg:y="8.972cm" svg:viewBox="0 0 26539 0" svg:d="M0 0c26539 0 26539 0 26539 0">
          <text:p/>
        </draw:path>
        <draw:path draw:style-name="gr1" draw:text-style-name="P1" draw:layer="layout" svg:width="26.538cm" svg:height="0cm" svg:x="0.7cm" svg:y="8.272cm" svg:viewBox="0 0 26539 0" svg:d="M0 0c26539 0 26539 0 26539 0">
          <text:p/>
        </draw:path>
        <draw:path draw:style-name="gr1" draw:text-style-name="P1" draw:layer="layout" svg:width="26.538cm" svg:height="0cm" svg:x="0.7cm" svg:y="7.572cm" svg:viewBox="0 0 26539 0" svg:d="M0 0c26539 0 26539 0 26539 0">
          <text:p/>
        </draw:path>
        <draw:path draw:style-name="gr1" draw:text-style-name="P1" draw:layer="layout" svg:width="26.538cm" svg:height="0cm" svg:x="0.7cm" svg:y="6.872cm" svg:viewBox="0 0 26539 0" svg:d="M0 0c26539 0 26539 0 26539 0">
          <text:p/>
        </draw:path>
        <draw:path draw:style-name="gr1" draw:text-style-name="P1" draw:layer="layout" svg:width="26.538cm" svg:height="0cm" svg:x="0.7cm" svg:y="13.872cm" svg:viewBox="0 0 26539 0" svg:d="M0 0c26539 0 26539 0 26539 0">
          <text:p/>
        </draw:path>
        <draw:path draw:style-name="gr1" draw:text-style-name="P1" draw:layer="layout" svg:width="26.538cm" svg:height="0cm" svg:x="0.7cm" svg:y="15.272cm" svg:viewBox="0 0 26539 0" svg:d="M0 0c26539 0 26539 0 26539 0">
          <text:p/>
        </draw:path>
        <draw:path draw:style-name="gr1" draw:text-style-name="P1" draw:layer="layout" svg:width="26.538cm" svg:height="0cm" svg:x="0.7cm" svg:y="15.972cm" svg:viewBox="0 0 26539 0" svg:d="M0 0c26539 0 26539 0 26539 0">
          <text:p/>
        </draw:path>
        <draw:path draw:style-name="gr1" draw:text-style-name="P1" draw:layer="layout" svg:width="26.538cm" svg:height="0cm" svg:x="0.7cm" svg:y="17.372cm" svg:viewBox="0 0 26539 0" svg:d="M0 0c26539 0 26539 0 26539 0">
          <text:p/>
        </draw:path>
        <draw:path draw:style-name="gr1" draw:text-style-name="P1" draw:layer="layout" svg:width="26.538cm" svg:height="0cm" svg:x="0.7cm" svg:y="18.072cm" svg:viewBox="0 0 26539 0" svg:d="M0 0c26539 0 26539 0 26539 0">
          <text:p/>
        </draw:path>
        <draw:path draw:style-name="gr1" draw:text-style-name="P1" draw:layer="layout" svg:width="26.538cm" svg:height="0cm" svg:x="0.7cm" svg:y="19.472cm" svg:viewBox="0 0 26539 0" svg:d="M0 0c26539 0 26539 0 26539 0">
          <text:p/>
        </draw:path>
        <draw:path draw:style-name="gr1" draw:text-style-name="P1" draw:layer="layout" svg:width="26.538cm" svg:height="0cm" svg:x="0.7cm" svg:y="20.172cm" svg:viewBox="0 0 26539 0" svg:d="M0 0c26539 0 26539 0 26539 0">
          <text:p/>
        </draw:path>
        <draw:path draw:style-name="gr1" draw:text-style-name="P1" draw:layer="layout" svg:width="26.538cm" svg:height="0cm" svg:x="0.7cm" svg:y="6.172cm" svg:viewBox="0 0 26539 0" svg:d="M0 0c26539 0 26539 0 26539 0">
          <text:p/>
        </draw:path>
        <draw:path draw:style-name="gr1" draw:text-style-name="P1" draw:layer="layout" svg:width="26.538cm" svg:height="0cm" svg:x="0.7cm" svg:y="5.472cm" svg:viewBox="0 0 26539 0" svg:d="M0 0c26539 0 26539 0 26539 0">
          <text:p/>
        </draw:path>
        <draw:path draw:style-name="gr1" draw:text-style-name="P1" draw:layer="layout" svg:width="26.538cm" svg:height="0cm" svg:x="0.7cm" svg:y="4.772cm" svg:viewBox="0 0 26539 0" svg:d="M0 0c26539 0 26539 0 26539 0">
          <text:p/>
        </draw:path>
        <draw:path draw:style-name="gr1" draw:text-style-name="P1" draw:layer="layout" svg:width="26.538cm" svg:height="0cm" svg:x="0.7cm" svg:y="4.772cm" svg:viewBox="0 0 26539 0" svg:d="M0 0c26539 0 26539 0 26539 0">
          <text:p/>
        </draw:path>
        <draw:path draw:style-name="gr1" draw:text-style-name="P1" draw:layer="layout" svg:width="26.538cm" svg:height="0cm" svg:x="0.7cm" svg:y="4.072cm" svg:viewBox="0 0 26539 0" svg:d="M0 0c26539 0 26539 0 26539 0">
          <text:p/>
        </draw:path>
        <draw:path draw:style-name="gr1" draw:text-style-name="P1" draw:layer="layout" svg:width="26.538cm" svg:height="0cm" svg:x="0.7cm" svg:y="3.372cm" svg:viewBox="0 0 26539 0" svg:d="M0 0c26539 0 26539 0 26539 0">
          <text:p/>
        </draw:path>
        <draw:path draw:style-name="gr1" draw:text-style-name="P1" draw:layer="layout" svg:width="26.538cm" svg:height="0cm" svg:x="0.7cm" svg:y="2.672cm" svg:viewBox="0 0 26539 0" svg:d="M0 0c26539 0 26539 0 26539 0">
          <text:p/>
        </draw:path>
        <draw:path draw:style-name="gr1" draw:text-style-name="P1" draw:layer="layout" svg:width="26.538cm" svg:height="0cm" svg:x="0.7cm" svg:y="1.972cm" svg:viewBox="0 0 26539 0" svg:d="M0 0c26539 0 26539 0 26539 0">
          <text:p/>
        </draw:path>
        <draw:path draw:style-name="gr2" draw:text-style-name="P1" draw:layer="layout" svg:width="5.999cm" svg:height="0cm" svg:x="0.7cm" svg:y="1.272cm" svg:viewBox="0 0 6000 0" svg:d="M0 0c6000 0 6000 0 6000 0">
          <text:p/>
        </draw:path>
        <draw:path draw:style-name="gr2" draw:text-style-name="P1" draw:layer="layout" svg:width="5.999cm" svg:height="0cm" svg:x="21.239cm" svg:y="1.272cm" svg:viewBox="0 0 6000 0" svg:d="M0 0c6000 0 6000 0 6000 0">
          <text:p/>
        </draw:path>
      </draw:page>
      <draw:page draw:name="page2" draw:style-name="dp1" draw:master-page-name="master-page3">
        <draw:path draw:style-name="gr1" draw:text-style-name="P1" draw:layer="layout" svg:width="26.538cm" svg:height="0cm" svg:x="0.7cm" svg:y="20.872cm" svg:viewBox="0 0 26539 0" svg:d="M0 0c26539 0 26539 0 26539 0">
          <text:p/>
        </draw:path>
        <draw:path draw:style-name="gr1" draw:text-style-name="P1" draw:layer="layout" svg:width="26.538cm" svg:height="0cm" svg:x="0.7cm" svg:y="18.772cm" svg:viewBox="0 0 26539 0" svg:d="M0 0c26539 0 26539 0 26539 0">
          <text:p/>
        </draw:path>
        <draw:path draw:style-name="gr1" draw:text-style-name="P1" draw:layer="layout" svg:width="26.538cm" svg:height="0cm" svg:x="0.7cm" svg:y="16.672cm" svg:viewBox="0 0 26539 0" svg:d="M0 0c26539 0 26539 0 26539 0">
          <text:p/>
        </draw:path>
        <draw:path draw:style-name="gr1" draw:text-style-name="P1" draw:layer="layout" svg:width="26.538cm" svg:height="0cm" svg:x="0.7cm" svg:y="14.572cm" svg:viewBox="0 0 26539 0" svg:d="M0 0c26539 0 26539 0 26539 0">
          <text:p/>
        </draw:path>
        <draw:path draw:style-name="gr1" draw:text-style-name="P1" draw:layer="layout" svg:width="26.538cm" svg:height="0cm" svg:x="0.7cm" svg:y="13.172cm" svg:viewBox="0 0 26539 0" svg:d="M0 0c26539 0 26539 0 26539 0">
          <text:p/>
        </draw:path>
        <draw:path draw:style-name="gr1" draw:text-style-name="P1" draw:layer="layout" svg:width="26.538cm" svg:height="0cm" svg:x="0.7cm" svg:y="12.472cm" svg:viewBox="0 0 26539 0" svg:d="M0 0c26539 0 26539 0 26539 0">
          <text:p/>
        </draw:path>
        <draw:path draw:style-name="gr1" draw:text-style-name="P1" draw:layer="layout" svg:width="26.538cm" svg:height="0cm" svg:x="0.7cm" svg:y="11.772cm" svg:viewBox="0 0 26539 0" svg:d="M0 0c26539 0 26539 0 26539 0">
          <text:p/>
        </draw:path>
        <draw:path draw:style-name="gr1" draw:text-style-name="P1" draw:layer="layout" svg:width="26.538cm" svg:height="0cm" svg:x="0.7cm" svg:y="11.072cm" svg:viewBox="0 0 26539 0" svg:d="M0 0c26539 0 26539 0 26539 0">
          <text:p/>
        </draw:path>
        <draw:path draw:style-name="gr1" draw:text-style-name="P1" draw:layer="layout" svg:width="26.538cm" svg:height="0cm" svg:x="0.7cm" svg:y="10.372cm" svg:viewBox="0 0 26539 0" svg:d="M0 0c26539 0 26539 0 26539 0">
          <text:p/>
        </draw:path>
        <draw:path draw:style-name="gr1" draw:text-style-name="P1" draw:layer="layout" svg:width="26.538cm" svg:height="0cm" svg:x="0.7cm" svg:y="10.372cm" svg:viewBox="0 0 26539 0" svg:d="M0 0c26539 0 26539 0 26539 0">
          <text:p/>
        </draw:path>
        <draw:path draw:style-name="gr1" draw:text-style-name="P1" draw:layer="layout" svg:width="26.538cm" svg:height="0cm" svg:x="0.7cm" svg:y="9.672cm" svg:viewBox="0 0 26539 0" svg:d="M0 0c26539 0 26539 0 26539 0">
          <text:p/>
        </draw:path>
        <draw:path draw:style-name="gr1" draw:text-style-name="P1" draw:layer="layout" svg:width="26.538cm" svg:height="0cm" svg:x="0.7cm" svg:y="8.972cm" svg:viewBox="0 0 26539 0" svg:d="M0 0c26539 0 26539 0 26539 0">
          <text:p/>
        </draw:path>
        <draw:path draw:style-name="gr1" draw:text-style-name="P1" draw:layer="layout" svg:width="26.538cm" svg:height="0cm" svg:x="0.7cm" svg:y="8.272cm" svg:viewBox="0 0 26539 0" svg:d="M0 0c26539 0 26539 0 26539 0">
          <text:p/>
        </draw:path>
        <draw:path draw:style-name="gr1" draw:text-style-name="P1" draw:layer="layout" svg:width="26.538cm" svg:height="0cm" svg:x="0.7cm" svg:y="7.572cm" svg:viewBox="0 0 26539 0" svg:d="M0 0c26539 0 26539 0 26539 0">
          <text:p/>
        </draw:path>
        <draw:path draw:style-name="gr1" draw:text-style-name="P1" draw:layer="layout" svg:width="26.538cm" svg:height="0cm" svg:x="0.7cm" svg:y="6.872cm" svg:viewBox="0 0 26539 0" svg:d="M0 0c26539 0 26539 0 26539 0">
          <text:p/>
        </draw:path>
        <draw:path draw:style-name="gr1" draw:text-style-name="P1" draw:layer="layout" svg:width="26.538cm" svg:height="0cm" svg:x="0.7cm" svg:y="13.872cm" svg:viewBox="0 0 26539 0" svg:d="M0 0c26539 0 26539 0 26539 0">
          <text:p/>
        </draw:path>
        <draw:path draw:style-name="gr1" draw:text-style-name="P1" draw:layer="layout" svg:width="26.538cm" svg:height="0cm" svg:x="0.7cm" svg:y="15.272cm" svg:viewBox="0 0 26539 0" svg:d="M0 0c26539 0 26539 0 26539 0">
          <text:p/>
        </draw:path>
        <draw:path draw:style-name="gr1" draw:text-style-name="P1" draw:layer="layout" svg:width="26.538cm" svg:height="0cm" svg:x="0.7cm" svg:y="15.972cm" svg:viewBox="0 0 26539 0" svg:d="M0 0c26539 0 26539 0 26539 0">
          <text:p/>
        </draw:path>
        <draw:path draw:style-name="gr1" draw:text-style-name="P1" draw:layer="layout" svg:width="26.538cm" svg:height="0cm" svg:x="0.7cm" svg:y="17.372cm" svg:viewBox="0 0 26539 0" svg:d="M0 0c26539 0 26539 0 26539 0">
          <text:p/>
        </draw:path>
        <draw:path draw:style-name="gr1" draw:text-style-name="P1" draw:layer="layout" svg:width="26.538cm" svg:height="0cm" svg:x="0.7cm" svg:y="18.072cm" svg:viewBox="0 0 26539 0" svg:d="M0 0c26539 0 26539 0 26539 0">
          <text:p/>
        </draw:path>
        <draw:path draw:style-name="gr1" draw:text-style-name="P1" draw:layer="layout" svg:width="26.538cm" svg:height="0cm" svg:x="0.7cm" svg:y="19.472cm" svg:viewBox="0 0 26539 0" svg:d="M0 0c26539 0 26539 0 26539 0">
          <text:p/>
        </draw:path>
        <draw:path draw:style-name="gr1" draw:text-style-name="P1" draw:layer="layout" svg:width="26.538cm" svg:height="0cm" svg:x="0.7cm" svg:y="20.172cm" svg:viewBox="0 0 26539 0" svg:d="M0 0c26539 0 26539 0 26539 0">
          <text:p/>
        </draw:path>
        <draw:path draw:style-name="gr1" draw:text-style-name="P1" draw:layer="layout" svg:width="26.538cm" svg:height="0cm" svg:x="0.7cm" svg:y="6.172cm" svg:viewBox="0 0 26539 0" svg:d="M0 0c26539 0 26539 0 26539 0">
          <text:p/>
        </draw:path>
        <draw:path draw:style-name="gr1" draw:text-style-name="P1" draw:layer="layout" svg:width="26.538cm" svg:height="0cm" svg:x="0.7cm" svg:y="5.472cm" svg:viewBox="0 0 26539 0" svg:d="M0 0c26539 0 26539 0 26539 0">
          <text:p/>
        </draw:path>
        <draw:path draw:style-name="gr1" draw:text-style-name="P1" draw:layer="layout" svg:width="26.538cm" svg:height="0cm" svg:x="0.7cm" svg:y="4.772cm" svg:viewBox="0 0 26539 0" svg:d="M0 0c26539 0 26539 0 26539 0">
          <text:p/>
        </draw:path>
        <draw:path draw:style-name="gr1" draw:text-style-name="P1" draw:layer="layout" svg:width="26.538cm" svg:height="0cm" svg:x="0.7cm" svg:y="4.772cm" svg:viewBox="0 0 26539 0" svg:d="M0 0c26539 0 26539 0 26539 0">
          <text:p/>
        </draw:path>
        <draw:path draw:style-name="gr1" draw:text-style-name="P1" draw:layer="layout" svg:width="26.538cm" svg:height="0cm" svg:x="0.7cm" svg:y="4.072cm" svg:viewBox="0 0 26539 0" svg:d="M0 0c26539 0 26539 0 26539 0">
          <text:p/>
        </draw:path>
        <draw:path draw:style-name="gr1" draw:text-style-name="P1" draw:layer="layout" svg:width="26.538cm" svg:height="0cm" svg:x="0.7cm" svg:y="3.372cm" svg:viewBox="0 0 26539 0" svg:d="M0 0c26539 0 26539 0 26539 0">
          <text:p/>
        </draw:path>
        <draw:path draw:style-name="gr1" draw:text-style-name="P1" draw:layer="layout" svg:width="26.538cm" svg:height="0cm" svg:x="0.7cm" svg:y="2.672cm" svg:viewBox="0 0 26539 0" svg:d="M0 0c26539 0 26539 0 26539 0">
          <text:p/>
        </draw:path>
        <draw:path draw:style-name="gr1" draw:text-style-name="P1" draw:layer="layout" svg:width="26.538cm" svg:height="0cm" svg:x="0.7cm" svg:y="1.972cm" svg:viewBox="0 0 26539 0" svg:d="M0 0c26539 0 26539 0 26539 0">
          <text:p/>
        </draw:path>
        <draw:path draw:style-name="gr2" draw:text-style-name="P1" draw:layer="layout" svg:width="5.999cm" svg:height="0cm" svg:x="0.7cm" svg:y="1.272cm" svg:viewBox="0 0 6000 0" svg:d="M0 0c6000 0 6000 0 6000 0">
          <text:p/>
        </draw:path>
        <draw:path draw:style-name="gr2" draw:text-style-name="P1" draw:layer="layout" svg:width="5.999cm" svg:height="0cm" svg:x="21.239cm" svg:y="1.272cm" svg:viewBox="0 0 6000 0" svg:d="M0 0c6000 0 6000 0 6000 0">
          <text:p/>
        </draw:path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MX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.2cm" fo:margin-bottom="1cm" fo:margin-left="0.7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1-07-04T00:06:15.160038563</dc:date>
    <meta:editing-duration>PT2M50S</meta:editing-duration>
    <meta:editing-cycles>1</meta:editing-cycles>
    <meta:document-statistic meta:object-count="64"/>
    <meta:generator>LibreOffice/7.1.4.2$Linux_X86_64 LibreOffice_project/10$Build-2</meta:generator>
  </office:meta>
</office:document-meta>
</file>